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ellular Automata: Investigate John Conway's Game of Life</text:p>
      <text:p text:style-name="Standard"/>
      <text:p text:style-name="Standard">Identify patterns for corresponding to the four evolutionary patterns; the four patterns are those classes described by Wolfram.</text:p>
      <text:p text:style-name="Standard"/>
      <text:p text:style-name="Standard">Class 1 – Steady state</text:p>
      <text:p text:style-name="Standard">Evolution of some state reaches a stable homogeneous state; any dynamics die out.</text:p>
      <text:p text:style-name="Standard"/>
      <text:p text:style-name="Standard">There exist an unlimited number of stable homogeneous states. <text:s/>It is easy to identify a number of these states. <text:s/>The configuration for each of these states can be considered a component. <text:s/>Observing that if one or more empty cell separates two components the evolutionary rules will not cause a change of state; thus we can see that the know components can be assembled to form additional stable homogeneous states. <text:s/></text:p>
      <text:p text:style-name="Standard"/>
      <text:p text:style-name="Standard"><draw:frame draw:style-name="fr1" draw:name="Object1" text:anchor-type="paragraph" svg:x="0.8866in" svg:y="0in" svg:width="5.5516in" svg:height="3.9366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Spring 2012<text:tab/><text:span text:style-name="MT1">CS 274: Modeling &amp; Simulation</text:span><text:tab/>Fred Eisel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21T17:09:32.22</meta:creation-date>
    <dc:date>2012-01-25T07:04:37</dc:date>
    <meta:editing-duration>PT5H7M59S</meta:editing-duration>
    <meta:editing-cycles>2</meta:editing-cycles>
    <meta:generator>LibreOffice/3.4$Unix LibreOffice_project/340m1$Build-402</meta:generator>
    <meta:document-statistic meta:table-count="0" meta:image-count="0" meta:object-count="1" meta:page-count="1" meta:paragraph-count="6" meta:word-count="122" meta:character-count="757" meta:non-whitespace-character-count="636"/>
    <dc:creator>Fred Eisele</dc:cre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Default">
        <draw:custom-shape draw:style-name="gr1" draw:text-style-name="P1" draw:layer="layout" svg:width="0.508cm" svg:height="0.508cm" svg:x="4.216cm" svg:y="5.3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581cm" svg:y="5.3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946cm" svg:y="5.3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311cm" svg:y="5.3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676cm" svg:y="5.35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0.508cm" svg:height="0.508cm" svg:x="5.486cm" svg:y="4.7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851cm" svg:y="4.7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216cm" svg:y="4.7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581cm" svg:y="4.7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946cm" svg:y="4.7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311cm" svg:y="4.7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676cm" svg:y="4.7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486cm" svg:y="4.0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851cm" svg:y="4.0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216cm" svg:y="4.0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581cm" svg:y="4.0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946cm" svg:y="4.0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311cm" svg:y="4.0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676cm" svg:y="4.0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486cm" svg:y="3.4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851cm" svg:y="3.4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216cm" svg:y="3.4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581cm" svg:y="3.4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946cm" svg:y="3.4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311cm" svg:y="3.4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676cm" svg:y="3.4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486cm" svg:y="2.8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851cm" svg:y="2.8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508cm" svg:height="0.508cm" svg:x="4.216cm" svg:y="2.8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581cm" svg:y="2.8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946cm" svg:y="2.8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311cm" svg:y="2.8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676cm" svg:y="2.8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486cm" svg:y="2.1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851cm" svg:y="2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508cm" svg:height="0.508cm" svg:x="4.216cm" svg:y="2.1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581cm" svg:y="2.1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946cm" svg:y="2.1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2.311cm" svg:y="2.1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5.486cm" svg:y="5.3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4.851cm" svg:y="5.3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1.676cm" svg:y="2.184cm">
          <text:p/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52cm" fo:margin-bottom="0.152cm" fo:margin-left="0.152cm" fo:margin-right="0.152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